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d8e" officeooo:paragraph-rsid="0011dd8e"/>
    </style:style>
    <style:style style:name="P2" style:family="paragraph" style:parent-style-name="Standard">
      <style:paragraph-properties fo:text-align="center" style:justify-single-word="false"/>
      <style:text-properties officeooo:rsid="0011dd8e" officeooo:paragraph-rsid="0011dd8e"/>
    </style:style>
    <style:style style:name="P3" style:family="paragraph" style:parent-style-name="Standard">
      <style:paragraph-properties fo:text-align="center" style:justify-single-word="false"/>
      <style:text-properties fo:font-size="28pt" officeooo:rsid="0011dd8e" officeooo:paragraph-rsid="0011dd8e" style:font-size-asian="28pt" style:font-size-complex="28pt"/>
    </style:style>
    <style:style style:name="P4" style:family="paragraph" style:parent-style-name="Standard">
      <style:text-properties fo:font-size="18pt" officeooo:rsid="0011dd8e" officeooo:paragraph-rsid="0011dd8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1dd8e" officeooo:paragraph-rsid="0011dd8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3pt" officeooo:rsid="0011dd8e" officeooo:paragraph-rsid="0011dd8e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6pt" officeooo:rsid="0011dd8e" officeooo:paragraph-rsid="0011dd8e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48pt" fo:font-weight="bold" officeooo:rsid="0011dd8e" officeooo:paragraph-rsid="0011dd8e" style:font-size-asian="48pt" style:font-weight-asian="bold" style:font-size-complex="4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dd8e" officeooo:paragraph-rsid="0011dd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d82c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officeooo:rsid="0012d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OLAB</text:p>
      <text:p text:style-name="P3"/>
      <text:p text:style-name="P3"/>
      <text:p text:style-name="P3">Initiation aux machines de tournage</text:p>
      <text:p text:style-name="P3"/>
      <text:p text:style-name="P5"><text:span text:style-name="T4">Session du </text:span>6 novembre 2022</text:p>
      <text:p text:style-name="P1"/>
      <text:p text:style-name="P1"/>
      <text:p text:style-name="P1"/>
      <text:p text:style-name="P9"><text:span text:style-name="T3">Le tour parallèle</text:span></text:p>
      <text:p text:style-name="P2"><text:span text:style-name="T3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>Présentation du tour </text:span><text:span text:style-name="T2">à métaux (&amp; bois)</text:span></text:p>
      <text:p text:style-name="P7"><text:span text:style-name="T1">Définition des opérations de tournage</text:span></text:p>
      <text:p text:style-name="P7"><text:span text:style-name="T1">Les outils</text:span></text:p>
      <text:p text:style-name="P7"><text:span text:style-name="T1">Les angles composant les outils</text:span></text:p>
      <text:p text:style-name="P7"><text:span text:style-name="T1">Les matières usinées</text:span></text:p>
      <text:p text:style-name="P7"><text:span text:style-name="T1">Les conditions de coupe</text:span></text:p>
      <text:p text:style-name="P7"><text:span text:style-name="T1">La vitesse de coupe</text:span></text:p>
      <text:p text:style-name="P7"><text:span text:style-name="T1">Les outils à plaquettes carbure rapportées</text:span></text:p>
      <text:p text:style-name="P7"><text:span text:style-name="T1">La prise de cote</text:span></text:p>
      <text:p text:style-name="P7"><text:span text:style-name="T1">Les dimensions, les ajustements</text:span></text:p>
      <text:p text:style-name="P7"><text:span text:style-name="T1"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5:21:45.889064843</meta:creation-date>
    <dc:date>2022-11-04T15:36:31.559031775</dc:date>
    <meta:editing-duration>PT3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58" meta:character-count="351" meta:non-whitespace-character-count="307"/>
  </office:meta>
</office:document-meta>
</file>